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296 - mens. 09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10 - mens. 10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1-21" calcext:value-type="date">
            <text:p>21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NF 13324 - mens. 1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2-19" calcext:value-type="date">
            <text:p>19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NF 13338 - mens. 1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6-01-20" calcext:value-type="date">
            <text:p>20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NF 13352 - mens. 01/2026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6-02-20" calcext:value-type="date">
            <text:p>20/02/2026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2-28" calcext:value-type="date">
            <text:p>28/02/2026</text:p>
          </table:table-cell>
          <table:table-cell table:style-name="ce28" office:value-type="string" calcext:value-type="string">
            <text:p>NF 13366 - mens. 02/2026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9]-[.F9]" office:value-type="float" office:value="1350" calcext:value-type="float">
            <text:p>1.350,00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9])" office:value-type="float" office:value="1350" calcext:value-type="float">
            <text:p>1.350,00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2.200788905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2.2028636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3:28</meta:creation-date>
    <dc:date>2026-03-02T11:12:22.534440132</dc:date>
    <meta:print-date>2019-09-20T16:21:56.762000000</meta:print-date>
    <dc:language>pt-PT</dc:language>
    <meta:editing-cycles>822</meta:editing-cycles>
    <meta:editing-duration>P3DT19H7M1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